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text-align="justify" style:justify-single-word="false" fo:keep-together="always" fo:hyphenation-ladder-count="no-limit" fo:keep-with-next="always">
        <style:tab-stops>
          <style:tab-stop style:position="-1.27cm"/>
        </style:tab-stops>
      </style:paragraph-properties>
      <style:text-properties style:font-name="Calibri" fo:font-size="11pt" fo:letter-spacing="-0.005cm" fo:language="en" fo:country="US" style:font-size-asian="11pt" style:font-size-complex="11pt" fo:hyphenate="false" loext:hyphenation-no-caps="false"/>
    </style:style>
    <style:style style:name="P2" style:family="paragraph" style:parent-style-name="Normal">
      <style:paragraph-properties fo:text-align="justify" style:justify-single-word="false" fo:keep-together="always" fo:hyphenation-ladder-count="no-limit" fo:keep-with-next="always">
        <style:tab-stops>
          <style:tab-stop style:position="-1.27cm"/>
        </style:tab-stops>
      </style:paragraph-properties>
      <style:text-properties fo:hyphenate="false" loext:hyphenation-no-caps="false"/>
    </style:style>
    <style:style style:name="P3" style:family="paragraph" style:parent-style-name="Normal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fo:hyphenate="false" loext:hyphenation-no-caps="false"/>
    </style:style>
    <style:style style:name="P4" style:family="paragraph" style:parent-style-name="Normal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libri" fo:font-size="11pt" fo:letter-spacing="-0.005cm" fo:language="en" fo:country="US" style:font-size-asian="11pt" style:font-size-complex="11pt" fo:hyphenate="false" loext:hyphenation-no-caps="false"/>
    </style:style>
    <style:style style:name="P5" style:family="paragraph" style:parent-style-name="Normal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libri" fo:font-size="11pt" fo:letter-spacing="-0.005cm" fo:language="en" fo:country="US" fo:font-style="italic" style:font-size-asian="11pt" style:font-style-asian="italic" style:font-size-complex="11pt" fo:hyphenate="false" loext:hyphenation-no-caps="false"/>
    </style:style>
    <style:style style:name="P6" style:family="paragraph" style:parent-style-name="Normal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libri" fo:font-size="11pt" fo:letter-spacing="-0.005cm" fo:language="en" fo:country="US" fo:font-weight="bold" style:font-size-asian="11pt" style:font-weight-asian="bold" style:font-size-complex="11pt" fo:hyphenate="false" loext:hyphenation-no-caps="false"/>
    </style:style>
    <style:style style:name="P7" style:family="paragraph" style:parent-style-name="Normal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fo:color="#548dd4" loext:opacity="100%" style:font-name="Calibri" fo:font-size="11pt" fo:letter-spacing="-0.005cm" fo:language="en" fo:country="US" style:font-size-asian="11pt" style:font-size-complex="11pt" fo:hyphenate="false" loext:hyphenation-no-caps="false"/>
    </style:style>
    <style:style style:name="P8" style:family="paragraph" style:parent-style-name="Normal" style:master-page-name="MP0">
      <style:paragraph-properties fo:text-align="justify" style:justify-single-word="false" fo:keep-together="always" fo:hyphenation-ladder-count="no-limit" style:page-number="auto" fo:break-before="page" fo:keep-with-next="always">
        <style:tab-stops>
          <style:tab-stop style:position="-1.27cm"/>
        </style:tab-stops>
      </style:paragraph-properties>
      <style:text-properties fo:hyphenate="false" loext:hyphenation-no-caps="false"/>
    </style:style>
    <style:style style:name="P9" style:family="paragraph" style:parent-style-name="Normal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officeooo:paragraph-rsid="001841c6" fo:hyphenate="false" loext:hyphenation-no-caps="false"/>
    </style:style>
    <style:style style:name="P10" style:family="paragraph" style:parent-style-name="Normal">
      <style:paragraph-properties fo:margin-left="1.27cm" fo:margin-right="1.27cm" fo:text-align="justify" style:justify-single-word="false" fo:hyphenation-ladder-count="no-limit" fo:text-indent="-1.27cm" style:auto-text-indent="false">
        <style:tab-stops>
          <style:tab-stop style:position="-2.54cm"/>
          <style:tab-stop style:position="-1.27cm"/>
        </style:tab-stops>
      </style:paragraph-properties>
      <style:text-properties style:font-name="Calibri" fo:font-size="11pt" fo:letter-spacing="-0.005cm" fo:language="en" fo:country="US" officeooo:paragraph-rsid="00193da1" style:font-size-asian="11pt" style:font-size-complex="11pt" fo:hyphenate="false" loext:hyphenation-no-caps="false"/>
    </style:style>
    <style:style style:name="P11" style:family="paragraph" style:parent-style-name="Normal">
      <style:paragraph-properties fo:margin-left="1.27cm" fo:margin-right="1.27cm" fo:text-align="justify" style:justify-single-word="false" fo:hyphenation-ladder-count="no-limit" fo:text-indent="-1.27cm" style:auto-text-indent="false">
        <style:tab-stops>
          <style:tab-stop style:position="-2.54cm"/>
          <style:tab-stop style:position="-1.27cm"/>
        </style:tab-stops>
      </style:paragraph-properties>
      <style:text-properties fo:hyphenate="false" loext:hyphenation-no-caps="false"/>
    </style:style>
    <style:style style:name="P12" style:family="paragraph" style:parent-style-name="Normal">
      <style:paragraph-properties fo:margin-left="1.27cm" fo:margin-right="1.27cm" fo:text-align="justify" style:justify-single-word="false" fo:hyphenation-ladder-count="no-limit" fo:text-indent="-1.27cm" style:auto-text-indent="false">
        <style:tab-stops>
          <style:tab-stop style:position="-2.54cm"/>
          <style:tab-stop style:position="-1.27cm"/>
        </style:tab-stops>
      </style:paragraph-properties>
      <style:text-properties officeooo:paragraph-rsid="001a3966" fo:hyphenate="false" loext:hyphenation-no-caps="false"/>
    </style:style>
    <style:style style:name="T1" style:family="text">
      <style:text-properties style:font-name="Calibri" fo:letter-spacing="-0.005cm" fo:language="en" fo:country="US" fo:font-weight="bold" style:font-weight-asian="bold" style:font-size-complex="12pt"/>
    </style:style>
    <style:style style:name="T2" style:family="text">
      <style:text-properties style:font-name="Calibri" fo:font-size="11pt" fo:letter-spacing="-0.005cm" fo:language="en" fo:country="US" style:font-size-asian="11pt" style:font-size-complex="11pt"/>
    </style:style>
    <style:style style:name="T3" style:family="text">
      <style:text-properties style:font-name="Calibri" fo:font-size="11pt" fo:letter-spacing="-0.005cm" fo:language="en" fo:country="US" officeooo:rsid="001841c6" style:font-size-asian="11pt" style:font-size-complex="11pt"/>
    </style:style>
    <style:style style:name="T4" style:family="text">
      <style:text-properties style:font-name="Calibri" fo:font-size="11pt" fo:letter-spacing="-0.005cm" fo:language="en" fo:country="US" officeooo:rsid="00193da1" style:font-size-asian="11pt" style:font-size-complex="11pt"/>
    </style:style>
    <style:style style:name="T5" style:family="text">
      <style:text-properties style:font-name="Calibri" fo:font-size="11pt" fo:letter-spacing="-0.005cm" fo:language="en" fo:country="US" officeooo:rsid="001a3966" style:font-size-asian="11pt" style:font-size-complex="11pt"/>
    </style:style>
    <style:style style:name="T6" style:family="text">
      <style:text-properties style:font-name="Calibri" fo:font-size="11pt" fo:letter-spacing="-0.005cm" fo:language="en" fo:country="US" fo:font-style="italic" style:font-size-asian="11pt" style:font-style-asian="italic" style:font-size-complex="11pt"/>
    </style:style>
    <style:style style:name="T7" style:family="text">
      <style:text-properties style:font-name="Calibri" fo:font-size="11pt" fo:letter-spacing="-0.005cm" fo:language="en" fo:country="US" fo:font-weight="bold" style:font-size-asian="11pt" style:font-weight-asian="bold" style:font-size-complex="11pt"/>
    </style:style>
    <style:style style:name="T8" style:family="text">
      <style:text-properties style:font-name="Calibri" fo:font-size="11pt" fo:letter-spacing="-0.005cm" fo:language="en" fo:country="US" fo:font-weight="bold" style:font-size-asian="11pt" style:font-weight-asian="bold" style:font-size-complex="11pt" style:font-weight-complex="bold"/>
    </style:style>
    <style:style style:name="T9" style:family="text">
      <style:text-properties style:font-name="Calibri" fo:font-size="11pt" fo:letter-spacing="-0.005cm" fo:language="en" fo:country="US" fo:font-weight="bold" officeooo:rsid="001841c6" style:font-size-asian="11pt" style:font-weight-asian="bold" style:font-size-complex="11pt" style:font-weight-complex="bold"/>
    </style:style>
    <style:style style:name="T10" style:family="text">
      <style:text-properties style:font-name="Calibri" fo:font-size="11pt" fo:letter-spacing="-0.005cm" fo:language="en" fo:country="US" fo:font-weight="bold" officeooo:rsid="0018bcb5" style:font-size-asian="11pt" style:font-weight-asian="bold" style:font-size-complex="11pt" style:font-weight-complex="bold"/>
    </style:style>
    <style:style style:name="T11" style:family="text">
      <style:text-properties style:font-name="Calibri" fo:font-size="11pt" fo:letter-spacing="-0.005cm" fo:language="en" fo:country="US" fo:font-weight="bold" officeooo:rsid="00193da1" style:font-size-asian="11pt" style:font-weight-asian="bold" style:font-size-complex="11pt" style:font-weight-complex="bold"/>
    </style:style>
    <style:style style:name="T12" style:family="text">
      <style:text-properties style:font-name="Calibri" fo:font-size="11pt" fo:letter-spacing="-0.005cm" fo:language="en" fo:country="US" fo:font-weight="bold" officeooo:rsid="001841c6" style:font-name-asian="Times New Roman" style:font-size-asian="11pt" style:language-asian="es" style:country-asian="ES" style:font-weight-asian="bold" style:font-name-complex="Times New Roman" style:font-size-complex="11pt" style:font-weight-complex="bold"/>
    </style:style>
    <style:style style:name="T13" style:family="text">
      <style:text-properties style:font-name="Calibri" fo:font-size="11pt" fo:letter-spacing="-0.005cm" fo:language="en" fo:country="US" fo:font-weight="bold" officeooo:rsid="00193da1" style:font-name-asian="Times New Roman" style:font-size-asian="11pt" style:language-asian="es" style:country-asian="ES" style:font-weight-asian="bold" style:font-name-complex="Times New Roman" style:font-size-complex="11pt" style:font-weight-complex="bold"/>
    </style:style>
    <style:style style:name="T14" style:family="text">
      <style:text-properties style:font-name="Calibri" fo:font-size="11pt" fo:letter-spacing="-0.005cm" fo:language="en" fo:country="US" fo:font-weight="bold" officeooo:rsid="001a3966" style:font-name-asian="Times New Roman" style:font-size-asian="11pt" style:language-asian="es" style:country-asian="ES" style:font-weight-asian="bold" style:font-name-complex="Times New Roman" style:font-size-complex="11pt" style:font-weight-complex="bold"/>
    </style:style>
    <style:style style:name="T15" style:family="text">
      <style:text-properties style:font-name="Calibri" fo:font-size="11pt" fo:letter-spacing="-0.005cm" fo:language="en" fo:country="US" fo:font-weight="bold" officeooo:rsid="001841c6" fo:background-color="#ffff00" loext:char-shading-value="0" style:font-name-asian="Times New Roman" style:font-size-asian="11pt" style:language-asian="es" style:country-asian="ES" style:font-weight-asian="bold" style:font-name-complex="Times New Roman" style:font-size-complex="11pt" style:font-weight-complex="bold"/>
    </style:style>
    <style:style style:name="T16" style:family="text">
      <style:text-properties style:font-name="Calibri" fo:font-size="11pt" fo:letter-spacing="-0.005cm" fo:language="en" fo:country="US" fo:font-weight="bold" officeooo:rsid="001841c6" fo:background-color="#ffff00" loext:char-shading-value="0" style:font-name-asian="Times New Roman" style:font-size-asian="11pt" style:language-asian="es" style:country-asian="ES" style:font-weight-asian="bold" style:font-name-complex="Times New Roman" style:font-size-complex="11pt" style:font-weight-complex="bold"/>
    </style:style>
    <style:style style:name="T17" style:family="text">
      <style:text-properties style:font-name="Calibri" fo:font-size="11pt" fo:letter-spacing="-0.005cm" fo:language="en" fo:country="US" fo:font-weight="bold" officeooo:rsid="00193da1" fo:background-color="#ffff00" loext:char-shading-value="0" style:font-name-asian="Times New Roman" style:font-size-asian="11pt" style:language-asian="es" style:country-asian="ES" style:font-weight-asian="bold" style:font-name-complex="Times New Roman" style:font-size-complex="11pt" style:font-weight-complex="bold"/>
    </style:style>
    <style:style style:name="T18" style:family="text">
      <style:text-properties style:font-name="Calibri" fo:font-size="11pt" fo:letter-spacing="-0.005cm" fo:language="en" fo:country="US" fo:font-weight="bold" officeooo:rsid="00193da1" fo:background-color="#ffff00" loext:char-shading-value="0" style:font-name-asian="Times New Roman" style:font-size-asian="11pt" style:language-asian="es" style:country-asian="ES" style:font-weight-asian="bold" style:font-name-complex="Times New Roman" style:font-size-complex="11pt" style:font-weight-complex="bold"/>
    </style:style>
    <style:style style:name="T19" style:family="text">
      <style:text-properties style:font-name="Calibri" fo:font-size="11pt" fo:letter-spacing="-0.005cm" fo:language="en" fo:country="US" fo:font-weight="bold" officeooo:rsid="001a3966" fo:background-color="#ffff00" loext:char-shading-value="0" style:font-name-asian="Times New Roman" style:font-size-asian="11pt" style:language-asian="es" style:country-asian="ES" style:font-weight-asian="bold" style:font-name-complex="Times New Roman" style:font-size-complex="11pt" style:font-weight-complex="bold"/>
    </style:style>
    <style:style style:name="T20" style:family="text">
      <style:text-properties style:font-name="Calibri" fo:font-size="11pt" fo:letter-spacing="-0.005cm" fo:language="en" fo:country="US" fo:font-weight="bold" officeooo:rsid="001a3966" fo:background-color="#ffff00" loext:char-shading-value="0" style:font-name-asian="Times New Roman" style:font-size-asian="11pt" style:language-asian="es" style:country-asian="ES" style:font-weight-asian="bold" style:font-name-complex="Times New Roman" style:font-size-complex="11pt" style:font-weight-complex="bold"/>
    </style:style>
    <style:style style:name="T21" style:family="text">
      <style:text-properties style:font-name="Calibri" fo:font-size="11pt" fo:letter-spacing="-0.005cm" fo:language="en" fo:country="US" fo:font-weight="bold" officeooo:rsid="001841c6" fo:background-color="#ffff00" loext:char-shading-value="0" style:font-size-asian="11pt" style:font-weight-asian="bold" style:font-size-complex="11pt" style:font-weight-complex="bold"/>
    </style:style>
    <style:style style:name="T22" style:family="text">
      <style:text-properties style:font-name="Calibri" fo:font-size="11pt" fo:letter-spacing="-0.005cm" fo:language="en" fo:country="US" fo:font-weight="bold" officeooo:rsid="001841c6" fo:background-color="#ffff00" loext:char-shading-value="0" style:font-size-asian="11pt" style:font-weight-asian="bold" style:font-size-complex="11pt" style:font-weight-complex="bold"/>
    </style:style>
    <style:style style:name="T23" style:family="text">
      <style:text-properties style:font-name="Calibri" fo:font-size="11pt" fo:letter-spacing="-0.005cm" fo:language="en" fo:country="US" fo:font-weight="bold" officeooo:rsid="0018bcb5" fo:background-color="#ffff00" loext:char-shading-value="0" style:font-size-asian="11pt" style:font-weight-asian="bold" style:font-size-complex="11pt" style:font-weight-complex="bold"/>
    </style:style>
    <style:style style:name="T24" style:family="text">
      <style:text-properties style:font-name="Calibri" fo:font-size="11pt" fo:letter-spacing="-0.005cm" fo:language="en" fo:country="US" officeooo:rsid="001841c6" style:font-name-asian="Times New Roman" style:font-size-asian="11pt" style:language-asian="es" style:country-asian="ES" style:font-name-complex="Times New Roman" style:font-size-complex="11pt"/>
    </style:style>
    <style:style style:name="T25" style:family="text">
      <style:text-properties style:font-name="Calibri" fo:font-size="11pt" fo:letter-spacing="-0.005cm" fo:language="en" fo:country="US" officeooo:rsid="00193da1" style:font-name-asian="Times New Roman" style:font-size-asian="11pt" style:language-asian="es" style:country-asian="ES" style:font-name-complex="Times New Roman" style:font-size-complex="11pt"/>
    </style:style>
    <style:style style:name="T26" style:family="text">
      <style:text-properties style:font-name="Calibri" fo:font-size="11pt" fo:letter-spacing="-0.005cm" fo:font-style="italic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italic" style:font-size-complex="11pt"/>
    </style:style>
    <style:style style:name="T27" style:family="text">
      <style:text-properties style:font-name="Calibri" fo:font-size="11pt" fo:letter-spacing="-0.005cm" fo:font-style="italic" style:font-size-asian="11pt" style:font-style-asian="italic" style:font-size-complex="11pt"/>
    </style:style>
    <style:style style:name="T28" style:family="text">
      <style:text-properties style:font-name="Calibri" fo:font-size="11pt" fo:letter-spacing="-0.005cm" fo:font-style="italic" fo:font-weight="bold" style:font-size-asian="11pt" style:font-style-asian="italic" style:font-weight-asian="bold" style:font-size-complex="11pt"/>
    </style:style>
    <style:style style:name="T29" style:family="text">
      <style:text-properties fo:color="#ff0000" loext:opacity="100%" style:font-name="Calibri" fo:font-size="11pt" fo:letter-spacing="-0.005cm" fo:language="en" fo:country="US" style:font-size-asian="11pt" style:font-size-complex="11pt"/>
    </style:style>
    <style:style style:name="T30" style:family="text">
      <style:text-properties fo:color="#548dd4" loext:opacity="100%" style:font-name="Calibri" fo:font-size="11pt" fo:letter-spacing="-0.005cm" fo:language="en" fo:country="US" fo:font-style="italic" fo:font-weight="bold" style:font-size-asian="11pt" style:font-style-asian="italic" style:font-weight-asian="bold" style:font-size-complex="11pt"/>
    </style:style>
    <style:style style:name="T31" style:family="text">
      <style:text-properties fo:color="#548dd4" loext:opacity="100%" style:font-name="Calibri" fo:font-size="11pt" fo:letter-spacing="-0.005cm" fo:language="en" fo:country="US" fo:font-style="italic" style:font-size-asian="11pt" style:font-style-asian="italic" style:font-size-complex="11pt"/>
    </style:style>
    <style:style style:name="T32" style:family="text">
      <style:text-properties fo:color="#548dd4" loext:opacity="100%" style:font-name="Calibri" fo:font-size="11pt" fo:letter-spacing="-0.005cm" fo:language="en" fo:country="US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style-asian="italic" style:font-weight-asian="bold" style:font-size-complex="11pt"/>
    </style:style>
    <style:style style:name="T33" style:family="text">
      <style:text-properties fo:color="#4f81bd" loext:opacity="100%" style:font-name="Calibri" fo:font-size="11pt" fo:letter-spacing="-0.005cm" fo:language="en" fo:country="US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style-asian="italic" style:font-weight-asian="bold" style:font-size-complex="11pt"/>
    </style:style>
    <style:style style:name="T34" style:family="text">
      <style:text-properties fo:color="#4f81bd" loext:opacity="100%" style:font-name="Calibri" fo:font-size="11pt" fo:letter-spacing="-0.005cm" fo:language="en" fo:country="US" fo:font-style="italic" fo:font-weight="bold" style:font-size-asian="11pt" style:font-style-asian="italic" style:font-weight-asian="bold" style:font-size-complex="11pt"/>
    </style:style>
    <style:style style:name="T35" style:family="text">
      <style:text-properties officeooo:rsid="001841c6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1841c6" fo:background-color="#ffff00" loext:char-shading-value="0" style:font-name-asian="Times New Roman" style:language-asian="es" style:country-asian="ES" style:font-weight-asian="bold" style:font-name-complex="Times New Roman" style:font-weight-complex="bold"/>
    </style:style>
    <style:style style:name="T38" style:family="text">
      <style:text-properties officeooo:rsid="00193da1"/>
    </style:style>
    <style:style style:name="T39" style:family="text">
      <style:text-properties officeooo:rsid="001a39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Fuente_20_de_20_párrafo_20_predeter."><text:span text:style-name="T1">ARTICLE USAGE</text:span></text:span></text:p>
      <text:p text:style-name="P1"><text:s/>Generic reference.</text:p>
      <text:p text:style-name="P1"/>
      <text:p text:style-name="P2"><text:span text:style-name="Fuente_20_de_20_párrafo_20_predeter."><text:span text:style-name="T2">When we make </text:span></text:span><text:span text:style-name="Fuente_20_de_20_párrafo_20_predeter."><text:span text:style-name="T29">generic reference, we talk about things in general</text:span></text:span><text:span text:style-name="Fuente_20_de_20_párrafo_20_predeter."><text:span text:style-name="T2">. There are important differences between how this is done in English and Spanish. In English we do not use an article to make generic reference with non-count nouns or with plural count nouns; in Spanish we use a definite article. Study the examples below to understand this point:</text:span></text:span></text:p>
      <text:p text:style-name="P1"/>
      <text:p text:style-name="P3"><text:span text:style-name="Fuente_20_de_20_párrafo_20_predeter."><text:span text:style-name="T2">Generic reference with </text:span></text:span><text:span text:style-name="Fuente_20_de_20_párrafo_20_predeter."><text:span text:style-name="T29">non-count nouns:</text:span></text:span></text:p>
      <text:p text:style-name="P4"/>
      <text:p text:style-name="P3"><text:span text:style-name="Fuente_20_de_20_párrafo_20_predeter."><text:span text:style-name="T2"><text:tab/></text:span></text:span><text:span text:style-name="Fuente_20_de_20_párrafo_20_predeter."><text:span text:style-name="T26">La</text:span></text:span><text:span text:style-name="Fuente_20_de_20_párrafo_20_predeter."><text:span text:style-name="T27"> inteligencia artificial busca simular </text:span></text:span><text:span text:style-name="Fuente_20_de_20_párrafo_20_predeter."><text:span text:style-name="T26">el</text:span></text:span><text:span text:style-name="Fuente_20_de_20_párrafo_20_predeter."><text:span text:style-name="T28"> </text:span></text:span><text:span text:style-name="Fuente_20_de_20_párrafo_20_predeter."><text:span text:style-name="T27">comportamiento humano.</text:span></text:span></text:p>
      <text:p text:style-name="P3"><text:span text:style-name="Fuente_20_de_20_párrafo_20_predeter."><text:span text:style-name="T27"><text:tab/></text:span></text:span><text:span text:style-name="Fuente_20_de_20_párrafo_20_predeter."><text:span text:style-name="T30">Artificial intelligence</text:span></text:span><text:span text:style-name="Fuente_20_de_20_párrafo_20_predeter."><text:span text:style-name="T31"> </text:span></text:span><text:span text:style-name="Fuente_20_de_20_párrafo_20_predeter."><text:span text:style-name="T6">seeks to simulate </text:span></text:span><text:span text:style-name="Fuente_20_de_20_párrafo_20_predeter."><text:span text:style-name="T30">human behaviour</text:span></text:span><text:span text:style-name="Fuente_20_de_20_párrafo_20_predeter."><text:span text:style-name="T31">.</text:span></text:span></text:p>
      <text:p text:style-name="P4"/>
      <text:p text:style-name="P3"><text:span text:style-name="Fuente_20_de_20_párrafo_20_predeter."><text:span text:style-name="T2">Generic reference with </text:span></text:span><text:span text:style-name="Fuente_20_de_20_párrafo_20_predeter."><text:span text:style-name="T29">plural count nouns</text:span></text:span><text:span text:style-name="Fuente_20_de_20_párrafo_20_predeter."><text:span text:style-name="T2">:</text:span></text:span></text:p>
      <text:p text:style-name="P4"/>
      <text:p text:style-name="P3"><text:span text:style-name="Fuente_20_de_20_párrafo_20_predeter."><text:span text:style-name="T2"><text:tab/></text:span></text:span><text:span text:style-name="Fuente_20_de_20_párrafo_20_predeter."><text:span text:style-name="T26">Los</text:span></text:span><text:span text:style-name="Fuente_20_de_20_párrafo_20_predeter."><text:span text:style-name="T27"> robots aparecen a menudo en </text:span></text:span><text:span text:style-name="Fuente_20_de_20_párrafo_20_predeter."><text:span text:style-name="T26">los</text:span></text:span><text:span text:style-name="Fuente_20_de_20_párrafo_20_predeter."><text:span text:style-name="T27"> cuentos y </text:span></text:span><text:span text:style-name="Fuente_20_de_20_párrafo_20_predeter."><text:span text:style-name="T26">las</text:span></text:span><text:span text:style-name="Fuente_20_de_20_párrafo_20_predeter."><text:span text:style-name="T27"> películas de ciencia ficción.</text:span></text:span></text:p>
      <text:p text:style-name="P3"><text:span text:style-name="Fuente_20_de_20_párrafo_20_predeter."><text:span text:style-name="T27"><text:tab/></text:span></text:span><text:span text:style-name="Fuente_20_de_20_párrafo_20_predeter."><text:span text:style-name="T30">Robots</text:span></text:span><text:span text:style-name="Fuente_20_de_20_párrafo_20_predeter."><text:span text:style-name="T6"> often appear in science fiction </text:span></text:span><text:span text:style-name="Fuente_20_de_20_párrafo_20_predeter."><text:span text:style-name="T30">stories and films</text:span></text:span><text:span text:style-name="Fuente_20_de_20_párrafo_20_predeter."><text:span text:style-name="T31">.</text:span></text:span></text:p>
      <text:p text:style-name="P7"/>
      <text:p text:style-name="P3"><text:span text:style-name="Fuente_20_de_20_párrafo_20_predeter."><text:span text:style-name="T2">This contrast between English and Spanish does not occur when we make generic reference with </text:span></text:span><text:span text:style-name="Fuente_20_de_20_párrafo_20_predeter."><text:span text:style-name="T29">singular count nouns,</text:span></text:span><text:span text:style-name="Fuente_20_de_20_párrafo_20_predeter."><text:span text:style-name="T2"> which must always have some kind of article.</text:span></text:span></text:p>
      <text:p text:style-name="P4"/>
      <text:p text:style-name="P3"><text:span text:style-name="Fuente_20_de_20_párrafo_20_predeter."><text:span text:style-name="T2"><text:tab/></text:span></text:span><text:span text:style-name="Fuente_20_de_20_párrafo_20_predeter."><text:span text:style-name="T26">El</text:span></text:span><text:span text:style-name="Fuente_20_de_20_párrafo_20_predeter."><text:span text:style-name="T27"> ordenador ha cambiado nuestro mundo.</text:span></text:span></text:p>
      <text:p text:style-name="P3"><text:span text:style-name="Fuente_20_de_20_párrafo_20_predeter."><text:span text:style-name="T27"><text:tab/></text:span></text:span><text:span text:style-name="Fuente_20_de_20_párrafo_20_predeter."><text:span text:style-name="T32">The</text:span></text:span><text:span text:style-name="Fuente_20_de_20_párrafo_20_predeter."><text:span text:style-name="T30"> </text:span></text:span><text:span text:style-name="Fuente_20_de_20_párrafo_20_predeter."><text:span text:style-name="T6">computer has changed our world.</text:span></text:span></text:p>
      <text:p text:style-name="P4"/>
      <text:p text:style-name="P3"><text:span text:style-name="Fuente_20_de_20_párrafo_20_predeter."><text:span text:style-name="T2">We have to consider that there is generic reference even when there is an adjective before the noun, for example both "intelligence" and "artificial intelligence"</text:span></text:span><text:span text:style-name="Fuente_20_de_20_párrafo_20_predeter."><text:span text:style-name="T7"> </text:span></text:span><text:span text:style-name="Fuente_20_de_20_párrafo_20_predeter."><text:span text:style-name="T2">are generic. The case is different when there is </text:span></text:span><text:span text:style-name="Fuente_20_de_20_párrafo_20_predeter."><text:span text:style-name="T29">modification after the noun</text:span></text:span><text:span text:style-name="Fuente_20_de_20_párrafo_20_predeter."><text:span text:style-name="T2">, since this tends to create a context of specific reference and so necessitates the definite article:</text:span></text:span></text:p>
      <text:p text:style-name="P4"/>
      <text:p text:style-name="P5"><text:tab/>Information is stored in memory.</text:p>
      <text:p text:style-name="P3"><text:span text:style-name="Fuente_20_de_20_párrafo_20_predeter."><text:span text:style-name="T6"><text:tab/></text:span></text:span><text:span text:style-name="Fuente_20_de_20_párrafo_20_predeter."><text:span text:style-name="T33">The</text:span></text:span><text:span text:style-name="Fuente_20_de_20_párrafo_20_predeter."><text:span text:style-name="T6"> information </text:span></text:span><text:span text:style-name="Fuente_20_de_20_párrafo_20_predeter."><text:span text:style-name="T33">that is stored in memory</text:span></text:span><text:span text:style-name="Fuente_20_de_20_párrafo_20_predeter."><text:span text:style-name="T34"> </text:span></text:span><text:span text:style-name="Fuente_20_de_20_párrafo_20_predeter."><text:span text:style-name="T6">may be retrieved</text:span></text:span><text:span text:style-name="Fuente_20_de_20_párrafo_20_predeter."><text:span text:style-name="T2">.</text:span></text:span></text:p>
      <text:p text:style-name="P4"/>
      <text:p text:style-name="P4">The following exercises are designed to give you practice with the use and omission of the articles.</text:p>
      <text:p text:style-name="P6"/>
      <text:p text:style-name="P9"><text:span text:style-name="Fuente_20_de_20_párrafo_20_predeter."><text:span text:style-name="T7">1. In the following paragraph you must fill in the blanks with <text:s/>"the", "a(n)", or </text:span></text:span><text:span text:style-name="Fuente_20_de_20_párrafo_20_predeter."><text:span text:style-name="T12">∅</text:span></text:span><text:span text:style-name="Fuente_20_de_20_párrafo_20_predeter."><text:span text:style-name="T7">.</text:span></text:span></text:p>
      <text:p text:style-name="P4"/>
      <text:p text:style-name="P9"><text:span text:style-name="T2">Throughout most of history </text:span><text:span text:style-name="T16">∅</text:span><text:span text:style-name="T2"> human beings have relied mainly on their brains to perform </text:span><text:span text:style-name="T16">∅</text:span><text:span text:style-name="T2"> calculations; in other words, they were </text:span><text:span text:style-name="T16">a</text:span><text:span text:style-name="T2"> computer.</text:span><text:span text:style-name="T8"> </text:span><text:span text:style-name="T16">A</text:span><text:span text:style-name="T9"> </text:span><text:span text:style-name="T2">variety of computational aids such as</text:span><text:span text:style-name="T8"> </text:span><text:span text:style-name="T23">the/a</text:span><text:span text:style-name="T22">n</text:span><text:span text:style-name="T8"> </text:span><text:span text:style-name="T2">abacus and </text:span><text:span text:style-name="T16">the</text:span><text:span text:style-name="T2"> slide rule were invented; they simplified but did not replace </text:span><text:span text:style-name="T16">∅</text:span><text:span text:style-name="T2"> manual computation. </text:span></text:p>
      <text:p text:style-name="P4"/>
      <text:p text:style-name="P3"><text:span text:style-name="Fuente_20_de_20_párrafo_20_predeter."><text:span text:style-name="T7">2. Now do the same in the following sentences.</text:span></text:span></text:p>
      <text:p text:style-name="P10">1.<text:tab/> <text:span text:style-name="T37">∅</text:span> mice and <text:span text:style-name="T37">∅</text:span> scanners are <text:span text:style-name="T37">∅</text:span> input devices.</text:p>
      <text:p text:style-name="P11"><text:span text:style-name="T2">2.<text:tab/> </text:span><text:span text:style-name="T18">The</text:span><text:span text:style-name="T2"> mouse is </text:span><text:span text:style-name="T18">a</text:span><text:span text:style-name="T2"> pointing device, but </text:span><text:span text:style-name="T18">the</text:span><text:span text:style-name="T2"> scanner is not.</text:span></text:p>
      <text:p text:style-name="P11"><text:span text:style-name="T2">3.<text:tab/> </text:span><text:span text:style-name="T18">The/a</text:span><text:span text:style-name="T2"> scanner is used to input text and graphics.</text:span></text:p>
      <text:p text:style-name="P10">4.<text:tab/> <text:span text:style-name="T37">∅</text:span> scanners can be divided into <text:span text:style-name="T37">∅</text:span> hand-held scanners and <text:span text:style-name="T37">∅</text:span> desktop scanners.</text:p>
      <text:p text:style-name="P12"><text:span text:style-name="Fuente_20_de_20_párrafo_20_predeter."><text:span text:style-name="T2">5.<text:tab/> </text:span></text:span><text:span text:style-name="Fuente_20_de_20_párrafo_20_predeter."><text:span text:style-name="T20">A/The</text:span></text:span><text:span text:style-name="Fuente_20_de_20_párrafo_20_predeter."><text:span text:style-name="T2"> hand-held scanner is quite cheap, but </text:span></text:span><text:span text:style-name="Fuente_20_de_20_párrafo_20_predeter."><text:span text:style-name="T16">∅</text:span></text:span><text:span text:style-name="Fuente_20_de_20_párrafo_20_predeter."><text:span text:style-name="T2"> desktop scanners are not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A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A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style:contextual-spacing="false" fo:line-height="100%" fo:hyphenation-ladder-count="no-limit"/>
      <style:text-properties style:font-name="Courier" fo:font-family="Courier" style:font-family-generic="modern" style:font-pitch="fixed" fo:font-size="12pt" style:rfc-language-tag="es-ES-u-co-trad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BlueDeep 2011</meta:initial-creator>
    <meta:creation-date>2020-10-13T14:24:00Z</meta:creation-date>
    <dc:date>2020-10-13T16:42:59.475000000</dc:date>
    <meta:print-date>2011-11-23T17:09:00Z</meta:print-date>
    <meta:editing-cycles>6</meta:editing-cycles>
    <meta:editing-duration>PT28M16S</meta:editing-duration>
    <meta:document-statistic meta:table-count="0" meta:image-count="0" meta:object-count="0" meta:page-count="1" meta:paragraph-count="24" meta:word-count="368" meta:character-count="2220" meta:non-whitespace-character-count="1860"/>
    <meta:template xlink:type="simple" xlink:actuate="onRequest" xlink:title="" xlink:href="Normal.dotm"/>
  </office:meta>
</office:document-meta>
</file>